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0375a"/>
    </style:style>
    <style:style style:name="P2" style:family="paragraph" style:parent-style-name="Heading_20_2">
      <style:text-properties officeooo:paragraph-rsid="0010375a"/>
    </style:style>
    <style:style style:name="P3" style:family="paragraph" style:parent-style-name="Text_20_body">
      <style:text-properties officeooo:paragraph-rsid="000b22ce"/>
    </style:style>
    <style:style style:name="P4" style:family="paragraph" style:parent-style-name="Heading_20_2">
      <style:text-properties officeooo:paragraph-rsid="000b22c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text-properties officeooo:paragraph-rsid="000aee1f"/>
    </style:style>
    <style:style style:name="P9" style:family="paragraph" style:parent-style-name="Heading_20_2">
      <style:text-properties officeooo:paragraph-rsid="000aee1f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text-properties officeooo:paragraph-rsid="000aee1f"/>
    </style:style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T1" style:family="text">
      <style:text-properties officeooo:rsid="000b22ce"/>
    </style:style>
    <style:style style:name="T2" style:family="text">
      <style:text-properties fo:font-weight="normal" officeooo:rsid="0010375a" style:font-weight-asian="normal" style:font-weight-complex="normal"/>
    </style:style>
    <style:style style:name="T3" style:family="text">
      <style:text-properties officeooo:rsid="000d1dda"/>
    </style:style>
    <style:style style:name="T4" style:family="text">
      <style:text-properties officeooo:rsid="000aee1f"/>
    </style:style>
    <style:style style:name="T5" style:family="text">
      <style:text-properties officeooo:rsid="000e7507"/>
    </style:style>
    <style:style style:name="T6" style:family="text">
      <style:text-properties officeooo:rsid="00117d7b"/>
    </style:style>
    <style:style style:name="T7" style:family="text">
      <style:text-properties officeooo:rsid="000f3e6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Diseño de Videojuego</text:h>
      <text:p text:style-name="Text_20_body"><text:span text:style-name="Strong_20_Emphasis"><text:span text:style-name="T1">Propuesta </text:span></text:span><text:span text:style-name="Strong_20_Emphasis">Proyecto Final – Desarrollo y Multimedia de Videojuegos</text:span></text:p>
      <text:p text:style-name="P1"><text:span text:style-name="Strong_20_Emphasis"><text:span text:style-name="T2">Santiago Medina Varon | Codigo 29000</text:span></text:span></text:p>
      <text:h text:style-name="P2" text:outline-level="2">1. Título del Proyecto</text:h>
      <text:p text:style-name="P3"><text:span text:style-name="Strong_20_Emphasis">"Nightfall </text:span><text:span text:style-name="Strong_20_Emphasis"><text:span text:style-name="T3">Warriors</text:span></text:span><text:span text:style-name="Strong_20_Emphasis">"</text:span></text:p>
      <text:h text:style-name="P4" text:outline-level="2">2. Concepto General</text:h>
      <text:p text:style-name="Text_20_body">Un juego de acción y supervivencia en perspectiva cenital (top-down), donde el jugador debe sobrevivir a interminables hordas de enemigos en un escenario oscuro y sobrenatural. Inspirado en la jugabilidad de "Vampire Survivors".</text:p>
      <text:h text:style-name="Heading_20_2" text:outline-level="2">3. Mecánicas Principales</text:h>
      <text:list text:style-name="L1">
        <text:list-item>
          <text:p text:style-name="P5">Movimiento 360° automático de ataques.</text:p>
        </text:list-item>
        <text:list-item>
          <text:p text:style-name="P5">El personaje ataca en intervalos de tiempo (sin necesidad de presionar botones).</text:p>
        </text:list-item>
        <text:list-item>
          <text:p text:style-name="P5">Ganas experiencia eliminando enemigos para subir de nivel.</text:p>
        </text:list-item>
        <text:list-item>
          <text:p text:style-name="P5">Cada subida de nivel permite elegir entre nuevas armas o mejoras pasivas.</text:p>
        </text:list-item>
        <text:list-item>
          <text:p text:style-name="P5">Objetivo: Sobrevivir el mayor tiempo posible.</text:p>
        </text:list-item>
      </text:list>
      <text:h text:style-name="Heading_20_2" text:outline-level="2">4. Jugabilidad</text:h>
      <text:list text:style-name="L2">
        <text:list-item>
          <text:p text:style-name="P6">Cada partida comienza con el jugador solo y enemigos apareciendo de forma progresiva.</text:p>
        </text:list-item>
        <text:list-item>
          <text:p text:style-name="P6">Enemigos aumentan en cantidad y fuerza conforme pasa el tiempo.</text:p>
        </text:list-item>
        <text:list-item>
          <text:p text:style-name="P6">Items de curación y mejoras temporales pueden aparecer en el mapa.</text:p>
        </text:list-item>
        <text:list-item>
          <text:p text:style-name="P6">Si la vida del jugador llega a 0, la partida termina.</text:p>
        </text:list-item>
      </text:list>
      <text:h text:style-name="Heading_20_2" text:outline-level="2">5. Estilo Visual</text:h>
      <text:list text:style-name="L3">
        <text:list-item>
          <text:p text:style-name="P7">Estética pixel art.</text:p>
        </text:list-item>
        <text:list-item>
          <text:p text:style-name="P7">Paleta de colores oscura con acentos brillantes para poderes y enemigos especiales.</text:p>
        </text:list-item>
        <text:list-item>
          <text:p text:style-name="P8">Animaciones sencillas pero expresivas.</text:p>
        </text:list-item>
      </text:list>
      <text:h text:style-name="P9" text:outline-level="2">6. Plataformas</text:h>
      <text:list text:style-name="L4">
        <text:list-item>
          <text:p text:style-name="P10">PC (Windows) <text:span text:style-name="T4">&amp; N</text:span>avegador.</text:p>
        </text:list-item>
      </text:list>
      <text:h text:style-name="Heading_20_2" text:outline-level="2"><text:soft-page-break/>7. Controles</text:h>
      <text:list text:style-name="L5">
        <text:list-item>
          <text:p text:style-name="P11"><text:span text:style-name="Strong_20_Emphasis">Movimiento:</text:span> W, A, S, D <text:s/><text:span text:style-name="T4">| ⬆️,⬅️,⬇️,➡️</text:span></text:p>
        </text:list-item>
        <text:list-item>
          <text:p text:style-name="P12"><text:span text:style-name="Strong_20_Emphasis">Pausa:</text:span> ESC</text:p>
        </text:list-item>
      </text:list>
      <text:p text:style-name="Horizontal_20_Line"/>
      <text:h text:style-name="Heading_20_1" text:outline-level="1">Storyboard</text:h>
      <text:h text:style-name="Heading_20_2" text:outline-level="2">Escena 1: Inicio del Juego</text:h>
      <text:list text:style-name="L6">
        <text:list-item>
          <text:p text:style-name="P13">Pantalla de menú principal: "Nightfall <text:span text:style-name="T5">Warriors</text:span>"<text:line-break/>[Botones: Jugar, Opciones, Salir]</text:p>
        </text:list-item>
      </text:list>
      <text:p text:style-name="Text_20_body"><text:span text:style-name="Emphasis"/></text:p>
      <text:p text:style-name="Horizontal_20_Line"/>
      <text:h text:style-name="Heading_20_2" text:outline-level="2">Escena 2: Selección de Personaje</text:h>
      <text:list text:style-name="L7">
        <text:list-item>
          <text:p text:style-name="P14">Elegir personaje:</text:p>
          <text:list>
            <text:list-item>
              <text:p text:style-name="P14">Guerrero</text:p>
            </text:list-item>
            <text:list-item>
              <text:p text:style-name="P14">Hechicero</text:p>
            </text:list-item>
            <text:list-item>
              <text:p text:style-name="P14">Arquero</text:p>
            </text:list-item>
          </text:list>
        </text:list-item>
      </text:list>
      <text:p text:style-name="Text_20_body"><text:span text:style-name="Emphasis"/></text:p>
      <text:p text:style-name="Horizontal_20_Line"/>
      <text:h text:style-name="Heading_20_2" text:outline-level="2">Escena 3: Primeros segundos de partida</text:h>
      <text:list text:style-name="L8">
        <text:list-item>
          <text:p text:style-name="P15">Personaje en el centro del mapa.</text:p>
        </text:list-item>
        <text:list-item>
          <text:p text:style-name="P15">Los primeros enemigos (<text:span text:style-name="T4">Escorpiones </text:span>débiles) aparecen desde los bordes.</text:p>
        </text:list-item>
      </text:list>
      <text:p text:style-name="Text_20_body"/>
      <text:p text:style-name="Horizontal_20_Line"/>
      <text:h text:style-name="Heading_20_2" text:outline-level="2">Escena 4: Subida de Nivel</text:h>
      <text:list text:style-name="L9">
        <text:list-item>
          <text:p text:style-name="P16">Jugador sube a nivel 2 tras eliminar enemigos.</text:p>
        </text:list-item>
        <text:list-item>
          <text:p text:style-name="P16">Aparece pantalla de selección rápida de mejora:</text:p>
          <text:list>
            <text:list-item>
              <text:p text:style-name="P16">+20% daño</text:p>
            </text:list-item>
            <text:list-item>
              <text:p text:style-name="P16">Nueva arma: <text:span text:style-name="T6">Lanza</text:span><text:span text:style-name="T4"> </text:span><text:span text:style-name="T7">Hachas</text:span></text:p>
            </text:list-item>
            <text:list-item>
              <text:p text:style-name="P16"><text:soft-page-break/>+15% velocidad</text:p>
            </text:list-item>
          </text:list>
        </text:list-item>
      </text:list>
      <text:p text:style-name="Text_20_body"><text:span text:style-name="Emphasis"/></text:p>
      <text:p text:style-name="Horizontal_20_Line"/>
      <text:h text:style-name="Heading_20_2" text:outline-level="2">Escena 5: Oleada Intensa</text:h>
      <text:list text:style-name="L10">
        <text:list-item>
          <text:p text:style-name="P17">Minuto 5: pantalla llena de enemigos grandes y pequeños.</text:p>
        </text:list-item>
        <text:list-item>
          <text:p text:style-name="P17">El jugador dispara múltiples proyectiles en todas direcciones.</text:p>
        </text:list-item>
      </text:list>
      <text:p text:style-name="Text_20_body"><text:span text:style-name="Emphasis"/></text:p>
      <text:p text:style-name="Horizontal_20_Line"/>
      <text:h text:style-name="Heading_20_2" text:outline-level="2">Escena 6: Game Over</text:h>
      <text:list text:style-name="L11">
        <text:list-item>
          <text:p text:style-name="P18">Jugador cae derrotado.</text:p>
        </text:list-item>
        <text:list-item>
          <text:p text:style-name="P18">Pantalla muestra: "Sobreviviste 7:42 minutos"</text:p>
        </text:list-item>
        <text:list-item>
          <text:p text:style-name="P18">Opciones: "Reintentar" | "Salir al menú"</text:p>
        </text:list-item>
      </text:list>
      <text:p text:style-name="Text_20_body"><text:span text:style-name="Emphasis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04:04:30.026000000</meta:creation-date>
    <dc:date>2025-04-28T04:21:58.691000000</dc:date>
    <meta:editing-duration>PT17M26S</meta:editing-duration>
    <meta:editing-cycles>7</meta:editing-cycles>
    <meta:generator>LibreOffice/24.8.5.2$Windows_X86_64 LibreOffice_project/fddf2685c70b461e7832239a0162a77216259f22</meta:generator>
    <meta:print-date>2025-04-28T04:20:39.249000000</meta:print-date>
    <meta:printed-by>Archivos PDF</meta:printed-by>
    <meta:document-statistic meta:table-count="0" meta:image-count="0" meta:object-count="0" meta:page-count="3" meta:paragraph-count="51" meta:word-count="339" meta:character-count="2068" meta:non-whitespace-character-count="1810"/>
  </office:meta>
</office:document-meta>
</file>